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36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4146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 style:data-style-name="N5002"/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5327in" svg:y="3.4114in">
            <draw:object draw:notify-on-update-of-ranges="Sheet1.B2:Sheet1.B7 Sheet1.L4:Sheet1.L4 Sheet1.H2:Sheet1.H7 Sheet1.L5:Sheet1.L5 Sheet1.H8:Sheet1.H13 Sheet1.L6:Sheet1.L6 Sheet1.H14:Sheet1.H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57in" svg:height="3.5461in" svg:x="7.326in" svg:y="3.4571in">
            <draw:object draw:notify-on-update-of-ranges="Sheet1.B42:Sheet1.B42 Sheet1.B2:Sheet1.B7 Sheet1.L4:Sheet1.L4 Sheet1.I2:Sheet1.I7 Sheet1.L5:Sheet1.L5 Sheet1.I8:Sheet1.I13 Sheet1.L6:Sheet1.L6 Sheet1.I14:Sheet1.I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1"/>
        <table:table-column table:style-name="co4" table:default-cell-style-name="ce1"/>
        <table:table-column table:style-name="co3" table:default-cell-style-name="ce1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table:style-name="Default" office:value-type="string">
            <text:p>Speedup1</text:p>
          </table:table-cell>
          <table:table-cell table:style-name="Default" office:value-type="string">
            <text:p>Speedup2</text:p>
          </table:table-cell>
          <table:table-cell table:style-name="Default" office:value-type="string">
            <text:p>Speedup3</text:p>
          </table:table-cell>
          <table:table-cell table:style-name="Default" office:value-type="string">
            <text:p>Speedup4</text:p>
          </table:table-cell>
          <table:table-cell table:style-name="Default" office:value-type="string">
            <text:p>Speedup5</text:p>
          </table:table-cell>
          <table:table-cell table:style-name="Default" office:value-type="string">
            <text:p>SpeedUpD</text:p>
          </table:table-cell>
          <table:table-cell table:style-name="Default" office:value-type="string">
            <text:p>Effizienz</text:p>
          </table:table-cell>
          <table:table-cell table:number-columns-repeated="8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office:value-type="float" office:value="1.05754889244328">
            <text:p>1.058</text:p>
          </table:table-cell>
          <table:table-cell office:value-type="float" office:value="1.07180537712557">
            <text:p>1.072</text:p>
          </table:table-cell>
          <table:table-cell office:value-type="float" office:value="1.02294602283052">
            <text:p>1.023</text:p>
          </table:table-cell>
          <table:table-cell office:value-type="float" office:value="1.05367567583439">
            <text:p>1.054</text:p>
          </table:table-cell>
          <table:table-cell office:value-type="float" office:value="1.04530691514677">
            <text:p>1.045</text:p>
          </table:table-cell>
          <table:table-cell table:formula="of:=SUM([.C2:.G2])/5" office:value-type="float" office:value="1.05025657667611">
            <text:p>1.050</text:p>
          </table:table-cell>
          <table:table-cell table:formula="of:=[.H2]/[.B2]" office:value-type="float" office:value="0.525128288338053">
            <text:p>0.525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office:value-type="float" office:value="0.846888239156349">
            <text:p>0.847</text:p>
          </table:table-cell>
          <table:table-cell office:value-type="float" office:value="0.864763241471329">
            <text:p>0.865</text:p>
          </table:table-cell>
          <table:table-cell office:value-type="float" office:value="0.883286204773312">
            <text:p>0.883</text:p>
          </table:table-cell>
          <table:table-cell office:value-type="float" office:value="0.865700091626617">
            <text:p>0.866</text:p>
          </table:table-cell>
          <table:table-cell office:value-type="float" office:value="0.868892893936128">
            <text:p>0.869</text:p>
          </table:table-cell>
          <table:table-cell table:formula="of:=SUM([.C3:.G3])/5" office:value-type="float" office:value="0.865906134192747">
            <text:p>0.866</text:p>
          </table:table-cell>
          <table:table-cell table:formula="of:=[.H3]/[.B3]" office:value-type="float" office:value="0.216476533548187">
            <text:p>0.216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office:value-type="float" office:value="0.847128302081563">
            <text:p>0.847</text:p>
          </table:table-cell>
          <table:table-cell office:value-type="float" office:value="0.90606234608025">
            <text:p>0.906</text:p>
          </table:table-cell>
          <table:table-cell office:value-type="float" office:value="0.86047771001721">
            <text:p>0.860</text:p>
          </table:table-cell>
          <table:table-cell office:value-type="float" office:value="0.864247973568708">
            <text:p>0.864</text:p>
          </table:table-cell>
          <table:table-cell office:value-type="float" office:value="0.880278409791372">
            <text:p>0.880</text:p>
          </table:table-cell>
          <table:table-cell table:formula="of:=SUM([.C4:.G4])/5" office:value-type="float" office:value="0.871638948307821">
            <text:p>0.872</text:p>
          </table:table-cell>
          <table:table-cell table:formula="of:=[.H4]/[.B4]" office:value-type="float" office:value="0.108954868538478">
            <text:p>0.109</text:p>
          </table:table-cell>
          <table:table-cell table:style-name="ce2" table:number-columns-repeated="2"/>
          <table:table-cell table:style-name="ce2" office:value-type="string">
            <text:p>20.000 Elemente</text:p>
          </table:table-cell>
          <table:table-cell table:style-name="ce2" table:number-columns-repeated="2"/>
          <table:table-cell table:style-name="ce3"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office:value-type="float" office:value="0.65033215999654">
            <text:p>0.650</text:p>
          </table:table-cell>
          <table:table-cell office:value-type="float" office:value="1.00483013417835">
            <text:p>1.005</text:p>
          </table:table-cell>
          <table:table-cell office:value-type="float" office:value="0.982785143324073">
            <text:p>0.983</text:p>
          </table:table-cell>
          <table:table-cell office:value-type="float" office:value="1.01024522595062">
            <text:p>1.010</text:p>
          </table:table-cell>
          <table:table-cell office:value-type="float" office:value="1.07333960902586">
            <text:p>1.073</text:p>
          </table:table-cell>
          <table:table-cell table:formula="of:=SUM([.C5:.G5])/5" office:value-type="float" office:value="0.944306454495088">
            <text:p>0.944</text:p>
          </table:table-cell>
          <table:table-cell table:formula="of:=[.H5]/[.B5]" office:value-type="float" office:value="0.0944306454495089">
            <text:p>0.094</text:p>
          </table:table-cell>
          <table:table-cell table:style-name="ce2" table:number-columns-repeated="2"/>
          <table:table-cell table:style-name="ce2" office:value-type="string">
            <text:p>40.000 Elemente</text:p>
          </table:table-cell>
          <table:table-cell table:style-name="ce2" table:number-columns-repeated="2"/>
          <table:table-cell table:style-name="ce3"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0.915102554541536">
            <text:p>0.915</text:p>
          </table:table-cell>
          <table:table-cell office:value-type="float" office:value="0.902440165598548">
            <text:p>0.902</text:p>
          </table:table-cell>
          <table:table-cell office:value-type="float" office:value="0.945941970779143">
            <text:p>0.946</text:p>
          </table:table-cell>
          <table:table-cell office:value-type="float" office:value="0.956688214972268">
            <text:p>0.957</text:p>
          </table:table-cell>
          <table:table-cell office:value-type="float" office:value="0.922095439078725">
            <text:p>0.922</text:p>
          </table:table-cell>
          <table:table-cell table:formula="of:=SUM([.C6:.G6])/5" office:value-type="float" office:value="0.928453668994044">
            <text:p>0.928</text:p>
          </table:table-cell>
          <table:table-cell table:formula="of:=[.H6]/[.B6]" office:value-type="float" office:value="0.0580283543121278">
            <text:p>0.058</text:p>
          </table:table-cell>
          <table:table-cell table:style-name="ce2" table:number-columns-repeated="2"/>
          <table:table-cell table:style-name="ce2" office:value-type="string">
            <text:p>80.000 Elemente</text:p>
          </table:table-cell>
          <table:table-cell table:style-name="ce2" table:number-columns-repeated="2"/>
          <table:table-cell table:style-name="ce3"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office:value-type="float" office:value="0.93750939779145">
            <text:p>0.938</text:p>
          </table:table-cell>
          <table:table-cell office:value-type="float" office:value="0.943970188227673">
            <text:p>0.944</text:p>
          </table:table-cell>
          <table:table-cell office:value-type="float" office:value="0.92336255197664">
            <text:p>0.923</text:p>
          </table:table-cell>
          <table:table-cell office:value-type="float" office:value="0.948081828574056">
            <text:p>0.948</text:p>
          </table:table-cell>
          <table:table-cell office:value-type="float" office:value="0.913528573161336">
            <text:p>0.914</text:p>
          </table:table-cell>
          <table:table-cell table:formula="of:=SUM([.C7:.G7])/5" office:value-type="float" office:value="0.933290507946231">
            <text:p>0.933</text:p>
          </table:table-cell>
          <table:table-cell table:formula="of:=[.H7]/[.B7]" office:value-type="float" office:value="0.0466645253973115">
            <text:p>0.047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office:value-type="float" office:value="1.58260545829433">
            <text:p>1.583</text:p>
          </table:table-cell>
          <table:table-cell office:value-type="float" office:value="2.08659207111215">
            <text:p>2.087</text:p>
          </table:table-cell>
          <table:table-cell office:value-type="float" office:value="2.00832667079">
            <text:p>2.008</text:p>
          </table:table-cell>
          <table:table-cell office:value-type="float" office:value="1.57386228429525">
            <text:p>1.574</text:p>
          </table:table-cell>
          <table:table-cell office:value-type="float" office:value="1.55008159000196">
            <text:p>1.550</text:p>
          </table:table-cell>
          <table:table-cell table:formula="of:=SUM([.C8:.G8])/5" office:value-type="float" office:value="1.76029361489874">
            <text:p>1.760</text:p>
          </table:table-cell>
          <table:table-cell table:formula="of:=[.H8]/[.B8]" office:value-type="float" office:value="0.880146807449369">
            <text:p>0.880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.15854104679112">
            <text:p>1.159</text:p>
          </table:table-cell>
          <table:table-cell office:value-type="float" office:value="1.19568689204331">
            <text:p>1.196</text:p>
          </table:table-cell>
          <table:table-cell office:value-type="float" office:value="1.22837211973378">
            <text:p>1.228</text:p>
          </table:table-cell>
          <table:table-cell office:value-type="float" office:value="1.17645135328103">
            <text:p>1.176</text:p>
          </table:table-cell>
          <table:table-cell office:value-type="float" office:value="1.17346838977541">
            <text:p>1.173</text:p>
          </table:table-cell>
          <table:table-cell table:formula="of:=SUM([.C9:.G9])/5" office:value-type="float" office:value="1.18650396032493">
            <text:p>1.187</text:p>
          </table:table-cell>
          <table:table-cell table:formula="of:=[.H9]/[.B9]" office:value-type="float" office:value="0.296625990081233">
            <text:p>0.297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office:value-type="float" office:value="1.06518281354048">
            <text:p>1.065</text:p>
          </table:table-cell>
          <table:table-cell office:value-type="float" office:value="1.07653320799235">
            <text:p>1.077</text:p>
          </table:table-cell>
          <table:table-cell office:value-type="float" office:value="1.11682824347357">
            <text:p>1.117</text:p>
          </table:table-cell>
          <table:table-cell office:value-type="float" office:value="1.13133308166266">
            <text:p>1.131</text:p>
          </table:table-cell>
          <table:table-cell office:value-type="float" office:value="1.15364184507419">
            <text:p>1.154</text:p>
          </table:table-cell>
          <table:table-cell table:formula="of:=SUM([.C10:.G10])/5" office:value-type="float" office:value="1.10870383834865">
            <text:p>1.109</text:p>
          </table:table-cell>
          <table:table-cell table:formula="of:=[.H10]/[.B10]" office:value-type="float" office:value="0.138587979793581">
            <text:p>0.139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office:value-type="float" office:value="1.00332822058409">
            <text:p>1.003</text:p>
          </table:table-cell>
          <table:table-cell office:value-type="float" office:value="1.0650207427459">
            <text:p>1.065</text:p>
          </table:table-cell>
          <table:table-cell office:value-type="float" office:value="1.13295439724653">
            <text:p>1.133</text:p>
          </table:table-cell>
          <table:table-cell office:value-type="float" office:value="1.05813812500411">
            <text:p>1.058</text:p>
          </table:table-cell>
          <table:table-cell office:value-type="float" office:value="1.24232187965098">
            <text:p>1.242</text:p>
          </table:table-cell>
          <table:table-cell table:formula="of:=SUM([.C11:.G11])/5" office:value-type="float" office:value="1.10035267304632">
            <text:p>1.100</text:p>
          </table:table-cell>
          <table:table-cell table:formula="of:=[.H11]/[.B11]" office:value-type="float" office:value="0.110035267304632">
            <text:p>0.110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0.963807639489659">
            <text:p>0.964</text:p>
          </table:table-cell>
          <table:table-cell office:value-type="float" office:value="1.11650279625039">
            <text:p>1.117</text:p>
          </table:table-cell>
          <table:table-cell office:value-type="float" office:value="0.990554683620474">
            <text:p>0.991</text:p>
          </table:table-cell>
          <table:table-cell office:value-type="float" office:value="0.973752006452244">
            <text:p>0.974</text:p>
          </table:table-cell>
          <table:table-cell office:value-type="float" office:value="1.10220117220981">
            <text:p>1.102</text:p>
          </table:table-cell>
          <table:table-cell table:formula="of:=SUM([.C12:.G12])/5" office:value-type="float" office:value="1.02936365960452">
            <text:p>1.029</text:p>
          </table:table-cell>
          <table:table-cell table:formula="of:=[.H12]/[.B12]" office:value-type="float" office:value="0.0643352287252822">
            <text:p>0.064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office:value-type="float" office:value="1.23959887573041">
            <text:p>1.240</text:p>
          </table:table-cell>
          <table:table-cell office:value-type="float" office:value="1.30257431995228">
            <text:p>1.303</text:p>
          </table:table-cell>
          <table:table-cell office:value-type="float" office:value="1.23734281991833">
            <text:p>1.237</text:p>
          </table:table-cell>
          <table:table-cell office:value-type="float" office:value="1.21385773009874">
            <text:p>1.214</text:p>
          </table:table-cell>
          <table:table-cell office:value-type="float" office:value="1.16506603100777">
            <text:p>1.165</text:p>
          </table:table-cell>
          <table:table-cell table:formula="of:=SUM([.C13:.G13])/5" office:value-type="float" office:value="1.23168795534151">
            <text:p>1.232</text:p>
          </table:table-cell>
          <table:table-cell table:formula="of:=[.H13]/[.B13]" office:value-type="float" office:value="0.0615843977670753">
            <text:p>0.062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office:value-type="float" office:value="1.63059751574697">
            <text:p>1.631</text:p>
          </table:table-cell>
          <table:table-cell office:value-type="float" office:value="1.46820440615279">
            <text:p>1.468</text:p>
          </table:table-cell>
          <table:table-cell office:value-type="float" office:value="1.79887984897603">
            <text:p>1.799</text:p>
          </table:table-cell>
          <table:table-cell office:value-type="float" office:value="1.73436973664062">
            <text:p>1.734</text:p>
          </table:table-cell>
          <table:table-cell office:value-type="float" office:value="1.67136789214021">
            <text:p>1.671</text:p>
          </table:table-cell>
          <table:table-cell table:formula="of:=SUM([.C14:.G14])/5" office:value-type="float" office:value="1.66068387993132">
            <text:p>1.661</text:p>
          </table:table-cell>
          <table:table-cell table:formula="of:=[.H14]/[.B14]" office:value-type="float" office:value="0.830341939965662">
            <text:p>0.830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office:value-type="float" office:value="1.13528636772106">
            <text:p>1.135</text:p>
          </table:table-cell>
          <table:table-cell office:value-type="float" office:value="1.10959626845096">
            <text:p>1.110</text:p>
          </table:table-cell>
          <table:table-cell office:value-type="float" office:value="1.12324193630015">
            <text:p>1.123</text:p>
          </table:table-cell>
          <table:table-cell office:value-type="float" office:value="1.00827536500016">
            <text:p>1.008</text:p>
          </table:table-cell>
          <table:table-cell office:value-type="float" office:value="1.09148793073032">
            <text:p>1.091</text:p>
          </table:table-cell>
          <table:table-cell table:formula="of:=SUM([.C15:.G15])/5" office:value-type="float" office:value="1.09357757364053">
            <text:p>1.094</text:p>
          </table:table-cell>
          <table:table-cell table:formula="of:=[.H15]/[.B15]" office:value-type="float" office:value="0.273394393410132">
            <text:p>0.273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office:value-type="float" office:value="1.14240016930961">
            <text:p>1.142</text:p>
          </table:table-cell>
          <table:table-cell office:value-type="float" office:value="0.986732570800364">
            <text:p>0.987</text:p>
          </table:table-cell>
          <table:table-cell office:value-type="float" office:value="1.0077308770378">
            <text:p>1.008</text:p>
          </table:table-cell>
          <table:table-cell office:value-type="float" office:value="1.03713751692225">
            <text:p>1.037</text:p>
          </table:table-cell>
          <table:table-cell office:value-type="float" office:value="1.03921167122564">
            <text:p>1.039</text:p>
          </table:table-cell>
          <table:table-cell table:formula="of:=SUM([.C16:.G16])/5" office:value-type="float" office:value="1.04264256105913">
            <text:p>1.043</text:p>
          </table:table-cell>
          <table:table-cell table:formula="of:=[.H16]/[.B16]" office:value-type="float" office:value="0.130330320132392">
            <text:p>0.130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office:value-type="float" office:value="1.08352111499517">
            <text:p>1.084</text:p>
          </table:table-cell>
          <table:table-cell office:value-type="float" office:value="1.01794336566874">
            <text:p>1.018</text:p>
          </table:table-cell>
          <table:table-cell office:value-type="float" office:value="1.02720694330783">
            <text:p>1.027</text:p>
          </table:table-cell>
          <table:table-cell office:value-type="float" office:value="1.07743703196012">
            <text:p>1.077</text:p>
          </table:table-cell>
          <table:table-cell office:value-type="float" office:value="0.99330943741509">
            <text:p>0.993</text:p>
          </table:table-cell>
          <table:table-cell table:formula="of:=SUM([.C17:.G17])/5" office:value-type="float" office:value="1.03988357866939">
            <text:p>1.040</text:p>
          </table:table-cell>
          <table:table-cell table:formula="of:=[.H17]/[.B17]" office:value-type="float" office:value="0.103988357866939">
            <text:p>0.104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office:value-type="float" office:value="0.979723034060883">
            <text:p>0.980</text:p>
          </table:table-cell>
          <table:table-cell office:value-type="float" office:value="0.950542095335557">
            <text:p>0.951</text:p>
          </table:table-cell>
          <table:table-cell office:value-type="float" office:value="1.0521426581993">
            <text:p>1.052</text:p>
          </table:table-cell>
          <table:table-cell office:value-type="float" office:value="0.0612449848430226">
            <text:p>0.061</text:p>
          </table:table-cell>
          <table:table-cell office:value-type="float" office:value="1.04070800758837">
            <text:p>1.041</text:p>
          </table:table-cell>
          <table:table-cell table:formula="of:=SUM([.C18:.G18])/5" office:value-type="float" office:value="0.816872156005427">
            <text:p>0.817</text:p>
          </table:table-cell>
          <table:table-cell table:formula="of:=[.H18]/[.B18]" office:value-type="float" office:value="0.0510545097503392">
            <text:p>0.051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office:value-type="float" office:value="0.8766139114963">
            <text:p>0.877</text:p>
          </table:table-cell>
          <table:table-cell office:value-type="float" office:value="0.880335821896743">
            <text:p>0.880</text:p>
          </table:table-cell>
          <table:table-cell office:value-type="float" office:value="0.920306126050509">
            <text:p>0.920</text:p>
          </table:table-cell>
          <table:table-cell office:value-type="float" office:value="0.84533177143219">
            <text:p>0.845</text:p>
          </table:table-cell>
          <table:table-cell office:value-type="float" office:value="0.906669454704">
            <text:p>0.907</text:p>
          </table:table-cell>
          <table:table-cell table:formula="of:=SUM([.C19:.G19])/5" office:value-type="float" office:value="0.885851417115948">
            <text:p>0.886</text:p>
          </table:table-cell>
          <table:table-cell table:formula="of:=[.H19]/[.B19]" office:value-type="float" office:value="0.0442925708557974">
            <text:p>0.044</text:p>
          </table:table-cell>
          <table:table-cell table:style-name="ce2" table:number-columns-repeated="5"/>
          <table:table-cell table:style-name="ce3" table:number-columns-repeated="3"/>
        </table:table-row>
        <table:table-row table:style-name="ro2" table:number-rows-repeated="5">
          <table:table-cell table:number-columns-repeated="17"/>
        </table:table-row>
        <table:table-row table:style-name="ro3" table:number-rows-repeated="17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/>
          <table:table-cell table:style-name="Default" table:number-columns-repeated="7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/00/0000</text:date>, <text:time style:data-style-name="N2" text:time-value="0000-00-00T16:54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6T15:48:25</meta:creation-date>
    <meta:editing-duration>PT40M3S</meta:editing-duration>
    <meta:editing-cycles>9</meta:editing-cycles>
    <meta:generator>LibreOffice/3.6$Linux_x86 LibreOffice_project/360m1$Build-2</meta:generator>
    <dc:date>2013-01-26T16:28:36</dc:date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SpeedUp </text:p>
        </chart:title>
        <chart:legend chart:legend-position="end" svg:x="12.062cm" svg:y="3.703cm" style:legend-expansion="high" chart:style-name="ch3"/>
        <chart:plot-area chart:style-name="ch4" table:cell-range-address="Sheet1.B2:Sheet1.B7 Sheet1.L4:Sheet1.L6 Sheet1.H2:Sheet1.H19" chart:data-source-has-labels="both" svg:x="1.331cm" svg:y="1.635cm" svg:width="10.092cm" svg:height="6.204cm">
          <chartooo:coordinate-region svg:x="2.429cm" svg:y="1.834cm" svg:width="8.807cm" svg:height="5.358cm"/>
          <chart:axis chart:dimension="x" chart:name="primary-x" chart:style-name="ch5" chartooo:axis-type="auto">
            <chartooo:date-scale/>
            <chart:title svg:x="4.865cm" svg:y="8.019cm" chart:style-name="ch6">
              <text:p>Anzahl Prozessoren</text:p>
            </chart:title>
            <chart:categories table:cell-range-address="Sheet1.B2:Sheet1.B7"/>
          </chart:axis>
          <chart:axis chart:dimension="y" chart:name="primary-y" chart:style-name="ch7">
            <chart:title svg:x="0.451cm" svg:y="5.482cm" chart:style-name="ch8">
              <text:p>SpeedUp</text:p>
            </chart:title>
            <chart:grid chart:style-name="ch9" chart:class="major"/>
          </chart:axis>
          <chart:series chart:style-name="ch10" chart:values-cell-range-address="Sheet1.H2:Sheet1.H7" chart:label-cell-address="Sheet1.L4:Sheet1.L4" chart:class="chart:line">
            <chart:data-point chart:repeated="6"/>
          </chart:series>
          <chart:series chart:style-name="ch11" chart:values-cell-range-address="Sheet1.H8:Sheet1.H13" chart:label-cell-address="Sheet1.L5:Sheet1.L5" chart:class="chart:line">
            <chart:data-point chart:repeated="6"/>
          </chart:series>
          <chart:series chart:style-name="ch12" chart:values-cell-range-address="Sheet1.H14:Sheet1.H19" chart:label-cell-address="Sheet1.L6:Sheet1.L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Sheet1.L4:Sheet1.L4</svg:desc>
                </draw:g>
              </table:table-cell>
              <table:table-cell office:value-type="string">
                <text:p>40.000 Elemente</text:p>
                <draw:g>
                  <svg:desc>Sheet1.L5:Sheet1.L5</svg:desc>
                </draw:g>
              </table:table-cell>
              <table:table-cell office:value-type="string">
                <text:p>80.000 Elemente</text:p>
                <draw:g>
                  <svg:desc>Sheet1.L6:Sheet1.L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2:Sheet1.B7</svg:desc>
                </draw:g>
              </table:table-cell>
              <table:table-cell office:value-type="float" office:value="1.05025657667611">
                <text:p>1.05025657667611</text:p>
                <draw:g>
                  <svg:desc>Sheet1.H2:Sheet1.H7</svg:desc>
                </draw:g>
              </table:table-cell>
              <table:table-cell office:value-type="float" office:value="1.76029361489874">
                <text:p>1.76029361489874</text:p>
                <draw:g>
                  <svg:desc>Sheet1.H8:Sheet1.H13</svg:desc>
                </draw:g>
              </table:table-cell>
              <table:table-cell office:value-type="float" office:value="1.66068387993132">
                <text:p>1.66068387993132</text:p>
                <draw:g>
                  <svg:desc>Sheet1.H14:Sheet1.H1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65906134192747">
                <text:p>0.865906134192747</text:p>
              </table:table-cell>
              <table:table-cell office:value-type="float" office:value="1.18650396032493">
                <text:p>1.18650396032493</text:p>
              </table:table-cell>
              <table:table-cell office:value-type="float" office:value="1.09357757364053">
                <text:p>1.093577573640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71638948307821">
                <text:p>0.871638948307821</text:p>
              </table:table-cell>
              <table:table-cell office:value-type="float" office:value="1.10870383834865">
                <text:p>1.10870383834865</text:p>
              </table:table-cell>
              <table:table-cell office:value-type="float" office:value="1.04264256105913">
                <text:p>1.04264256105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4306454495089">
                <text:p>0.944306454495089</text:p>
              </table:table-cell>
              <table:table-cell office:value-type="float" office:value="1.10035267304632">
                <text:p>1.10035267304632</text:p>
              </table:table-cell>
              <table:table-cell office:value-type="float" office:value="1.03988357866939">
                <text:p>1.039883578669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28453668994044">
                <text:p>0.928453668994044</text:p>
              </table:table-cell>
              <table:table-cell office:value-type="float" office:value="1.02936365960452">
                <text:p>1.02936365960452</text:p>
              </table:table-cell>
              <table:table-cell office:value-type="float" office:value="0.816872156005426">
                <text:p>0.8168721560054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33290507946231">
                <text:p>0.933290507946231</text:p>
              </table:table-cell>
              <table:table-cell office:value-type="float" office:value="1.23168795534151">
                <text:p>1.23168795534151</text:p>
              </table:table-cell>
              <table:table-cell office:value-type="float" office:value="0.885851417115948">
                <text:p>0.885851417115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8cm" xlink:href=".." xlink:type="simple" chart:class="chart:line" chart:style-name="ch1">
        <chart:title svg:x="7.053cm" svg:y="0.316cm" chart:style-name="ch2">
          <text:p>Effizienz</text:p>
        </chart:title>
        <chart:legend chart:legend-position="end" svg:x="12.055cm" svg:y="3.707cm" style:legend-expansion="high" chart:style-name="ch3"/>
        <chart:plot-area chart:style-name="ch4" table:cell-range-address="Sheet1.B42:Sheet1.B42 Sheet1.B2:Sheet1.B7 Sheet1.L4:Sheet1.L6 Sheet1.I2:Sheet1.I19" chart:data-source-has-labels="both" svg:x="1.33cm" svg:y="1.635cm" svg:width="10.087cm" svg:height="6.212cm">
          <chartooo:coordinate-region svg:x="2.428cm" svg:y="1.834cm" svg:width="8.802cm" svg:height="5.366cm"/>
          <chart:axis chart:dimension="x" chart:name="primary-x" chart:style-name="ch5" chartooo:axis-type="auto">
            <chartooo:date-scale/>
            <chart:title svg:x="4.861cm" svg:y="8.027cm" chart:style-name="ch6">
              <text:p>Anzahl Prozessoren</text:p>
            </chart:title>
            <chart:categories table:cell-range-address="Sheet1.B2:Sheet1.B7"/>
          </chart:axis>
          <chart:axis chart:dimension="y" chart:name="primary-y" chart:style-name="ch7">
            <chart:title svg:x="0.451cm" svg:y="5.407cm" chart:style-name="ch8">
              <text:p>Effizienz</text:p>
            </chart:title>
            <chart:grid chart:style-name="ch9" chart:class="major"/>
          </chart:axis>
          <chart:series chart:style-name="ch10" chart:values-cell-range-address="Sheet1.I2:Sheet1.I7" chart:label-cell-address="Sheet1.L4:Sheet1.L4" chart:class="chart:line">
            <chart:data-point chart:repeated="6"/>
          </chart:series>
          <chart:series chart:style-name="ch11" chart:values-cell-range-address="Sheet1.I8:Sheet1.I13" chart:label-cell-address="Sheet1.L5:Sheet1.L5" chart:class="chart:line">
            <chart:data-point chart:repeated="6"/>
          </chart:series>
          <chart:series chart:style-name="ch12" chart:values-cell-range-address="Sheet1.I14:Sheet1.I19" chart:label-cell-address="Sheet1.L6:Sheet1.L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Sheet1.L4:Sheet1.L4</svg:desc>
                </draw:g>
              </table:table-cell>
              <table:table-cell office:value-type="string">
                <text:p>40.000 Elemente</text:p>
                <draw:g>
                  <svg:desc>Sheet1.L5:Sheet1.L5</svg:desc>
                </draw:g>
              </table:table-cell>
              <table:table-cell office:value-type="string">
                <text:p>80.000 Elemente</text:p>
                <draw:g>
                  <svg:desc>Sheet1.L6:Sheet1.L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2:Sheet1.B7</svg:desc>
                </draw:g>
              </table:table-cell>
              <table:table-cell office:value-type="float" office:value="0.525128288338053">
                <text:p>0.525128288338053</text:p>
                <draw:g>
                  <svg:desc>Sheet1.I2:Sheet1.I7</svg:desc>
                </draw:g>
              </table:table-cell>
              <table:table-cell office:value-type="float" office:value="0.880146807449369">
                <text:p>0.880146807449369</text:p>
                <draw:g>
                  <svg:desc>Sheet1.I8:Sheet1.I13</svg:desc>
                </draw:g>
              </table:table-cell>
              <table:table-cell office:value-type="float" office:value="0.830341939965662">
                <text:p>0.830341939965662</text:p>
                <draw:g>
                  <svg:desc>Sheet1.I14:Sheet1.I1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6476533548187">
                <text:p>0.216476533548187</text:p>
              </table:table-cell>
              <table:table-cell office:value-type="float" office:value="0.296625990081232">
                <text:p>0.296625990081232</text:p>
              </table:table-cell>
              <table:table-cell office:value-type="float" office:value="0.273394393410133">
                <text:p>0.2733943934101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8954868538478">
                <text:p>0.108954868538478</text:p>
              </table:table-cell>
              <table:table-cell office:value-type="float" office:value="0.138587979793581">
                <text:p>0.138587979793581</text:p>
              </table:table-cell>
              <table:table-cell office:value-type="float" office:value="0.130330320132391">
                <text:p>0.1303303201323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44306454495089">
                <text:p>0.0944306454495089</text:p>
              </table:table-cell>
              <table:table-cell office:value-type="float" office:value="0.110035267304632">
                <text:p>0.110035267304632</text:p>
              </table:table-cell>
              <table:table-cell office:value-type="float" office:value="0.103988357866939">
                <text:p>0.1039883578669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80283543121278">
                <text:p>0.0580283543121278</text:p>
              </table:table-cell>
              <table:table-cell office:value-type="float" office:value="0.0643352287252822">
                <text:p>0.0643352287252822</text:p>
              </table:table-cell>
              <table:table-cell office:value-type="float" office:value="0.0510545097503391">
                <text:p>0.05105450975033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66645253973116">
                <text:p>0.0466645253973116</text:p>
              </table:table-cell>
              <table:table-cell office:value-type="float" office:value="0.0615843977670754">
                <text:p>0.0615843977670754</text:p>
              </table:table-cell>
              <table:table-cell office:value-type="float" office:value="0.0442925708557974">
                <text:p>0.0442925708557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